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M Mono Caps 10" svg:font-family="'LM Mono Caps 10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LM Mono 10" fo:font-size="28pt" fo:font-style="normal" style:text-underline-style="solid" style:text-underline-width="auto" style:text-underline-color="font-color" fo:font-weight="bold" officeooo:rsid="001b2d85" officeooo:paragraph-rsid="001b2d85" style:font-size-asian="24.5pt" style:font-style-asian="normal" style:font-weight-asian="bold" style:font-size-complex="28pt" style:font-style-complex="normal" style:font-weight-complex="bold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LM Mono 10" fo:font-size="6pt" fo:font-style="normal" style:text-underline-style="solid" style:text-underline-width="auto" style:text-underline-color="font-color" fo:font-weight="bold" officeooo:rsid="001b2d85" officeooo:paragraph-rsid="001b2d85" style:font-size-asian="5.25pt" style:font-style-asian="normal" style:font-weight-asian="bold" style:font-size-complex="6pt" style:font-style-complex="normal" style:font-weight-complex="bold"/>
    </style:style>
    <style:style style:name="P5" style:family="paragraph" style:parent-style-name="Preformatted_20_Text">
      <style:text-properties fo:font-size="26pt" style:text-underline-style="solid" style:text-underline-width="auto" style:text-underline-color="font-color" fo:font-weight="bold" officeooo:rsid="001b2d85" officeooo:paragraph-rsid="001b2d85" style:font-size-asian="22.75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2"/>
      <text:p text:style-name="P3">Program:-</text:p>
      <text:p text:style-name="P4"/>
      <text:p text:style-name="P4"/>
      <text:p text:style-name="Preformatted_20_Text"/>
      <text:p text:style-name="Preformatted_20_Text">#include &lt;stdio.h&gt;</text:p>
      <text:p text:style-name="Preformatted_20_Text"/>
      <text:p text:style-name="Preformatted_20_Text">int main()</text:p>
      <text:p text:style-name="Preformatted_20_Text">{</text:p>
      <text:p text:style-name="Preformatted_20_Text"><text:s text:c="4"/>int age_of_shyam, age_of_ram, age_of_ajay;</text:p>
      <text:p text:style-name="Preformatted_20_Text"/>
      <text:p text:style-name="Preformatted_20_Text"><text:s text:c="4"/>printf("enter the age of shyam :\t");</text:p>
      <text:p text:style-name="Preformatted_20_Text"><text:s text:c="4"/>scanf("%d",&amp;age_of_shyam);</text:p>
      <text:p text:style-name="Preformatted_20_Text"/>
      <text:p text:style-name="Preformatted_20_Text"><text:s text:c="4"/>printf("enter the age of ram :\t");</text:p>
      <text:p text:style-name="Preformatted_20_Text"><text:s text:c="4"/>scanf("%d",&amp;age_of_ram);</text:p>
      <text:p text:style-name="Preformatted_20_Text"/>
      <text:p text:style-name="Preformatted_20_Text"><text:s text:c="4"/>printf("enter the age of ajay :\t");</text:p>
      <text:p text:style-name="Preformatted_20_Text"><text:s text:c="4"/>scanf("%d",&amp;age_of_ajay);</text:p>
      <text:p text:style-name="Preformatted_20_Text"/>
      <text:p text:style-name="P1"><text:s text:c="4"/>if (age_of_ajay &lt;= age_of_ram &amp;&amp; age_of_ajay &lt;= age_of_shyam)</text:p>
      <text:p text:style-name="Preformatted_20_Text"><text:s text:c="4"/>{</text:p>
      <text:p text:style-name="Preformatted_20_Text"><text:s text:c="8"/>printf("ajay is youngest.\n");</text:p>
      <text:p text:style-name="Preformatted_20_Text"><text:s text:c="4"/>}</text:p>
      <text:p text:style-name="Preformatted_20_Text"/>
      <text:p text:style-name="Preformatted_20_Text"><text:s text:c="4"/>if (age_of_ram &lt;= age_of_ajay &amp;&amp; age_of_ram &lt;= age_of_shyam)</text:p>
      <text:p text:style-name="Preformatted_20_Text"><text:s text:c="4"/>{</text:p>
      <text:p text:style-name="Preformatted_20_Text"><text:s text:c="8"/>printf("ram is youngest.\n");</text:p>
      <text:p text:style-name="Preformatted_20_Text"><text:s text:c="4"/>}</text:p>
      <text:p text:style-name="Preformatted_20_Text"/>
      <text:p text:style-name="Preformatted_20_Text"><text:s text:c="4"/>if (age_of_shyam &lt;= age_of_ram &amp;&amp; age_of_ram &lt;= age_of_ajay)</text:p>
      <text:p text:style-name="Preformatted_20_Text"><text:s text:c="4"/>{</text:p>
      <text:p text:style-name="Preformatted_20_Text"><text:s text:c="8"/>printf("shyam is youngest.\n");</text:p>
      <text:p text:style-name="Preformatted_20_Text"><text:s text:c="4"/>}</text:p>
      <text:p text:style-name="Preformatted_20_Text"/>
      <text:p text:style-name="Preformatted_20_Text"><text:s text:c="4"/>return 0;</text:p>
      <text:p text:style-name="Preformatted_20_Text">}</text:p>
      <text:p text:style-name="Preformatted_20_Text"/>
      <text:p text:style-name="Preformatted_20_Text"/>
      <text:p text:style-name="P5">Output :-</text:p>
      <text:p text:style-name="P5"/>
      <text:p text:style-name="Preformatted_20_Text"/>
      <text:p text:style-name="Preformatted_20_Text">┌─[hacker07@robo]─[~/Desktop/Code/pvpit_first_year_assignment]</text:p>
      <text:p text:style-name="Preformatted_20_Text">└──╼ $gcc 9.c -o 9.o</text:p>
      <text:p text:style-name="Preformatted_20_Text">┌─[hacker07@robo]─[~/Desktop/Code/pvpit_first_year_assignment]</text:p>
      <text:p text:style-name="Preformatted_20_Text">└──╼ $./9.o</text:p>
      <text:p text:style-name="Preformatted_20_Text">enter the age of shyam : <text:s text:c="7"/>45</text:p>
      <text:p text:style-name="Preformatted_20_Text">enter the age of ram : <text:s/>25</text:p>
      <text:p text:style-name="Preformatted_20_Text">enter the age of ajay : 35</text:p>
      <text:p text:style-name="Preformatted_20_Text">ram is youngest.</text:p>
      <text:p text:style-name="Preformatted_20_Text">┌─[hacker07@robo]─[~/Desktop/Code/pvpit_first_year_assignment]</text:p>
      <text:p text:style-name="Preformatted_20_Text">└──╼ $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M Mono Caps 10" svg:font-family="'LM Mono Caps 10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7T03:24:55.890655668</dc:date>
    <meta:editing-duration>PT13S</meta:editing-duration>
    <meta:editing-cycles>1</meta:editing-cycles>
    <meta:document-statistic meta:table-count="0" meta:image-count="0" meta:object-count="0" meta:page-count="1" meta:paragraph-count="36" meta:word-count="111" meta:character-count="976" meta:non-whitespace-character-count="801"/>
    <meta:generator>LibreOffice/7.4.3.2$Linux_X86_64 LibreOffice_project/40$Build-2</meta:generator>
  </office:meta>
</office:document-meta>
</file>